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1201in" table:align="left"/>
    </style:style>
    <style:style style:name="Table1.A" style:family="table-column">
      <style:table-column-properties style:column-width="1.4771in"/>
    </style:style>
    <style:style style:name="Table1.B" style:family="table-column">
      <style:table-column-properties style:column-width="4.643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 style:list-style-name="L1"/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Preformatted_20_Text" style:list-style-name="L1">
      <style:paragraph-properties fo:margin-top="0in" fo:margin-bottom="0.1965in" loext:contextual-spacing="false"/>
    </style:style>
    <style:style style:name="P4" style:family="paragraph" style:parent-style-name="Text_20_body" style:list-style-name="L1"/>
    <style:style style:name="T1" style:family="text">
      <style:text-properties fo:color="#c9211e"/>
    </style:style>
    <style:style style:name="T2" style:family="text">
      <style:text-properties fo:color="#c9211e"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color="#395511"/>
    </style:style>
    <style:style style:name="T6" style:family="text">
      <style:text-properties fo:color="#395511" fo:font-size="16pt" style:font-size-asian="16pt" style:font-size-complex="16pt"/>
    </style:style>
    <style:style style:name="T7" style:family="text">
      <style:text-properties fo:color="#395511" fo:font-size="18pt" style:font-size-asian="18pt" style:font-size-complex="18pt"/>
    </style:style>
    <style:style style:name="T8" style:family="text">
      <style:text-properties fo:color="#395511" fo:font-size="18pt" fo:background-color="#ffff00" loext:char-shading-value="0" style:font-size-asian="18pt" style:font-size-complex="18pt"/>
    </style:style>
    <style:style style:name="T9" style:family="text">
      <style:text-properties fo:color="#395511" fo:font-size="18pt" fo:background-color="#ffff00" loext:char-shading-value="0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8pt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🎬 </text:span><text:span text:style-name="Strong_20_Emphasis"><text:span text:style-name="T1">Day 2 – Advanced Python Interview Series</text:span></text:span></text:h>
      <text:h text:style-name="Heading_20_2" text:outline-level="2">📌 <text:span text:style-name="Strong_20_Emphasis"><text:span text:style-name="T2">Topic: Dictionary Comprehension in Python – With Real-Life Analogies &amp; Interview Examples</text:span></text:span></text:h>
      <text:p text:style-name="Horizontal_20_Line"/>
      <text:h text:style-name="Heading_20_3" text:outline-level="3"><text:span text:style-name="T6">🔹 </text:span><text:span text:style-name="Strong_20_Emphasis"><text:span text:style-name="T6">1. What is Dictionary Comprehension?</text:span></text:span></text:h>
      <text:p text:style-name="Text_20_body">“Dictionary comprehension is a compact way to construct dictionaries using loops and logic in a single line.”</text:p>
      <text:p text:style-name="Text_20_body">📘 <text:span text:style-name="Strong_20_Emphasis">Syntax:</text:span></text:p>
      <text:p text:style-name="P2"><text:span text:style-name="Source_20_Text">{key: value for item in iterable}</text:span></text:p>
      <text:p text:style-name="Text_20_body">🧠 <text:span text:style-name="Strong_20_Emphasis">Real-life Analogy:</text:span><text:line-break/>“Think of Excel </text:p>
      <text:h text:style-name="Heading_20_3" text:outline-level="3">🔹 <text:span text:style-name="Strong_20_Emphasis">2. Simple Example</text:span></text:h>
      <text:p text:style-name="Text_20_body">“Let’s create a dictionary from a list of numbers, where the key is the number and the value is its square.”</text:p>
      <text:p text:style-name="Preformatted_20_Text"><text:span text:style-name="Source_20_Text">numbers = [1, 2, 3, 4]</text:span></text:p>
      <text:p text:style-name="Preformatted_20_Text"><text:span text:style-name="Source_20_Text">squares = {n: n * n for n in numbers}</text:span></text:p>
      <text:p text:style-name="Preformatted_20_Text"><text:span text:style-name="Source_20_Text">print(squares)</text:span></text:p>
      <text:p text:style-name="P2"><text:span text:style-name="Source_20_Text"># Output: {1: 1, 2: 4, 3: 9, 4: 16}</text:span></text:p>
      <text:p text:style-name="Text_20_body">🧠 <text:span text:style-name="Strong_20_Emphasis">Explanation:</text:span><text:line-break/>“One line, one loop, one logic — and your dictionary is ready.”</text:p>
      <text:p text:style-name="Horizontal_20_Line"/>
      <text:h text:style-name="Heading_20_3" text:outline-level="3"><text:span text:style-name="T6">🔹 </text:span><text:span text:style-name="Strong_20_Emphasis"><text:span text:style-name="T6">3. Dictionary from Two Lists</text:span></text:span></text:h>
      <text:p text:style-name="Text_20_body">“Now, let’s say we have two lists: one with keys and one with values. Here’s how you can join them using <text:span text:style-name="Source_20_Text">zip()</text:span> and dictionary comprehension.”</text:p>
      <text:p text:style-name="Preformatted_20_Text"><text:span text:style-name="Source_20_Text">keys = ['a', 'b', 'c']</text:span></text:p>
      <text:p text:style-name="Preformatted_20_Text"><text:span text:style-name="Source_20_Text">values = [1, 2, 3]</text:span></text:p>
      <text:p text:style-name="Preformatted_20_Text"><text:span text:style-name="Source_20_Text">result = {k: v for k, v in zip(keys, values)}</text:span></text:p>
      <text:p text:style-name="Preformatted_20_Text"><text:span text:style-name="Source_20_Text">print(result)</text:span></text:p>
      <text:p text:style-name="P2"><text:span text:style-name="Source_20_Text"># Output: {'a': 1, 'b': 2, 'c': 3}</text:span></text:p>
      <text:p text:style-name="Text_20_body">🧠 <text:span text:style-name="Strong_20_Emphasis">Analogy:</text:span><text:line-break/>“Just like a zip joins two sides of a chain, <text:span text:style-name="Source_20_Text">zip()</text:span> joins two lists element by element.”</text:p>
      <text:p text:style-name="Horizontal_20_Line"/>
      <text:h text:style-name="Heading_20_3" text:outline-level="3"><text:soft-page-break/><text:span text:style-name="T5">🔹 </text:span><text:span text:style-name="Strong_20_Emphasis"><text:span text:style-name="T5">4. With Condition (if)</text:span></text:span></text:h>
      <text:p text:style-name="Text_20_body">“Let’s say you want to include only even numbers in your dictionary.”</text:p>
      <text:p text:style-name="Preformatted_20_Text"><text:span text:style-name="Source_20_Text">numbers = [1, 2, 3, 4, 5]</text:span></text:p>
      <text:p text:style-name="Preformatted_20_Text"><text:span text:style-name="Source_20_Text">evens = {n: n*n for n in numbers if n % 2 == 0}</text:span></text:p>
      <text:p text:style-name="Preformatted_20_Text"><text:span text:style-name="Source_20_Text">print(evens)</text:span></text:p>
      <text:p text:style-name="P2"><text:span text:style-name="Source_20_Text"># Output: {2: 4, 4: 16}</text:span></text:p>
      <text:p text:style-name="Text_20_body">🧠 <text:span text:style-name="Strong_20_Emphasis">Explanation:</text:span><text:line-break/>“The <text:span text:style-name="Source_20_Text">if</text:span> condition works as a filter — only values that match the condition go into the dictionary.”</text:p>
      <text:p text:style-name="Horizontal_20_Line"/>
      <text:h text:style-name="Heading_20_3" text:outline-level="3"><text:span text:style-name="T5">🔹 </text:span><text:span text:style-name="Strong_20_Emphasis"><text:span text:style-name="T5">5. With if-else</text:span></text:span></text:h>
      <text:p text:style-name="Text_20_body">“Want to assign different values depending on a condition? Use <text:span text:style-name="Source_20_Text">if-else</text:span> directly inside the comprehension.”</text:p>
      <text:p text:style-name="Preformatted_20_Text"><text:span text:style-name="Source_20_Text">nums = [1, 2, 3, 4, 5]</text:span></text:p>
      <text:p text:style-name="Preformatted_20_Text"><text:span text:style-name="Source_20_Text">result = {n: 'even' if n % 2 == 0 else 'odd' for n in nums}</text:span></text:p>
      <text:p text:style-name="Preformatted_20_Text"><text:span text:style-name="Source_20_Text">print(result)</text:span></text:p>
      <text:p text:style-name="P2"><text:span text:style-name="Source_20_Text"># Output: {1: 'odd', 2: 'even', 3: 'odd', 4: 'even', 5: 'odd'}</text:span></text:p>
      <text:p text:style-name="Text_20_body">🧠 <text:span text:style-name="Strong_20_Emphasis">Analogy:</text:span><text:line-break/>“This is just like assigning ‘pass’ or ‘fail’ based on marks </text:p>
      <text:p text:style-name="Horizontal_20_Line"/>
      <text:h text:style-name="Heading_20_3" text:outline-level="3"><text:span text:style-name="T7">🔹 </text:span><text:span text:style-name="Strong_20_Emphasis"><text:span text:style-name="T7">6. Transforming Values</text:span></text:span></text:h>
      <text:p text:style-name="Text_20_body">“Let’s convert temperatures from Celsius to Fahrenheit using dictionary comprehension.”</text:p>
      <text:p text:style-name="Preformatted_20_Text"><text:span text:style-name="Source_20_Text">celcius = {'Delhi': 30, 'Mumbai': 35}</text:span></text:p>
      <text:p text:style-name="Preformatted_20_Text"><text:span text:style-name="Source_20_Text">fahrenheit = {city: (temp * 9/5) + 32 for city, temp in celcius.items()}</text:span></text:p>
      <text:p text:style-name="Preformatted_20_Text"><text:span text:style-name="Source_20_Text">print(fahrenheit)</text:span></text:p>
      <text:p text:style-name="P2"><text:span text:style-name="Source_20_Text"># Output: {'Delhi': 86.0, 'Mumbai': 95.0}</text:span></text:p>
      <text:p text:style-name="Text_20_body">🧠 <text:span text:style-name="Strong_20_Emphasis">Tip:</text:span><text:line-break/>“Anytime you want to update or transform dictionary values, dictionary comprehension is your go-to tool.”</text:p>
      <text:p text:style-name="Horizontal_20_Line"/>
      <text:h text:style-name="Heading_20_3" text:outline-level="3"><text:span text:style-name="T6">🔹 </text:span><text:span text:style-name="Strong_20_Emphasis"><text:span text:style-name="T6">7. Nested Dictionary Comprehension</text:span></text:span></text:h>
      <text:p text:style-name="Text_20_body">“Let’s now create a multiplication table using <text:span text:style-name="Strong_20_Emphasis">nested comprehension</text:span> — a dictionary inside another.”</text:p>
      <text:p text:style-name="Preformatted_20_Text"><text:span text:style-name="Source_20_Text">table = {x: {y: x*y for y in range(1, 6)} for x in range(1, 4)}</text:span></text:p>
      <text:p text:style-name="P2"><text:span text:style-name="Source_20_Text">print(table)</text:span></text:p>
      <text:p text:style-name="Text_20_body">🧠 <text:span text:style-name="Strong_20_Emphasis">Explanation:</text:span><text:line-break/>“Each outer key holds an inner dictionary </text:p>
      <text:p text:style-name="Horizontal_20_Line"><text:soft-page-break/></text:p>
      <text:h text:style-name="Heading_20_3" text:outline-level="3"><text:span text:style-name="T9">🔹 </text:span><text:span text:style-name="Strong_20_Emphasis"><text:span text:style-name="T9">8. Interview Practice Questions</text:span></text:span></text:h>
      <text:p text:style-name="Text_20_body"/>
      <text:list xml:id="list3286058802" text:style-name="L1">
        <text:list-item>
          <text:p text:style-name="P4">Create a dictionary of cubes from 1 to 5:<text:line-break/>👉 <text:span text:style-name="Source_20_Text">{x: x**3 for x in range(1, 6)}</text:span></text:p>
        </text:list-item>
        <text:list-item>
          <text:p text:style-name="P4">Filter a dictionary to include only values greater than 50:</text:p>
          <text:p text:style-name="P1"><text:span text:style-name="Source_20_Text">data = {'a': 45, 'b': 75}</text:span></text:p>
          <text:p text:style-name="P3"><text:span text:style-name="Source_20_Text">result = {k: v for k, v in data.items() if v &gt; 50}</text:span></text:p>
        </text:list-item>
        <text:list-item>
          <text:p text:style-name="P4">Create a dictionary with characters and their ASCII codes:</text:p>
          <text:p text:style-name="P1"><text:span text:style-name="Source_20_Text">chars = ['a', 'b']</text:span></text:p>
          <text:p text:style-name="P3"><text:span text:style-name="Source_20_Text">result = {c: ord(c) for c in chars}</text:span></text:p>
        </text:list-item>
      </text:list>
      <text:p text:style-name="Text_20_body"/>
      <text:h text:style-name="Heading_20_3" text:outline-level="3"><text:span text:style-name="T10">🧾 </text:span><text:span text:style-name="Strong_20_Emphasis"><text:span text:style-name="T10">Quick Recap Table</text:span>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Use Case</text:p>
            </table:table-cell>
            <table:table-cell table:style-name="Table1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Basic</text:p>
          </table:table-cell>
          <table:table-cell table:style-name="Table1.A1" office:value-type="string">
            <text:p text:style-name="Table_20_Contents"><text:span text:style-name="Source_20_Text">{x: x*x for x in list}</text:span></text:p>
          </table:table-cell>
        </table:table-row>
        <table:table-row>
          <table:table-cell table:style-name="Table1.A1" office:value-type="string">
            <text:p text:style-name="Table_20_Contents">With if</text:p>
          </table:table-cell>
          <table:table-cell table:style-name="Table1.A1" office:value-type="string">
            <text:p text:style-name="Table_20_Contents"><text:span text:style-name="Source_20_Text">{x: x*x for x in list if x % 2 == 0}</text:span></text:p>
          </table:table-cell>
        </table:table-row>
        <table:table-row>
          <table:table-cell table:style-name="Table1.A1" office:value-type="string">
            <text:p text:style-name="Table_20_Contents">With if-else</text:p>
          </table:table-cell>
          <table:table-cell table:style-name="Table1.A1" office:value-type="string">
            <text:p text:style-name="Table_20_Contents"><text:span text:style-name="Source_20_Text">{x: 'even' if x%2==0 else 'odd' for x in l}</text:span></text:p>
          </table:table-cell>
        </table:table-row>
        <table:table-row>
          <table:table-cell table:style-name="Table1.A1" office:value-type="string">
            <text:p text:style-name="Table_20_Contents">With zip</text:p>
          </table:table-cell>
          <table:table-cell table:style-name="Table1.A1" office:value-type="string">
            <text:p text:style-name="Table_20_Contents"><text:span text:style-name="Source_20_Text">{k: v for k, v in zip(keys, values)}</text:span></text:p>
          </table:table-cell>
        </table:table-row>
        <table:table-row>
          <table:table-cell table:style-name="Table1.A1" office:value-type="string">
            <text:p text:style-name="Table_20_Contents">Value transformation</text:p>
          </table:table-cell>
          <table:table-cell table:style-name="Table1.A1" office:value-type="string">
            <text:p text:style-name="Table_20_Contents"><text:span text:style-name="Source_20_Text">{city: f(temp) for city, temp in data.items()}</text:span></text:p>
          </table:table-cell>
        </table:table-row>
        <table:table-row>
          <table:table-cell table:style-name="Table1.A1" office:value-type="string">
            <text:p text:style-name="Table_20_Contents">Nested dictionary</text:p>
          </table:table-cell>
          <table:table-cell table:style-name="Table1.A1" office:value-type="string">
            <text:p text:style-name="Table_20_Contents"><text:span text:style-name="Source_20_Text">{x: {y: x*y for y in r} for x in r}</text:span></text:p>
          </table:table-cell>
        </table:table-row>
      </table:table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18T15:52:36.608000000</meta:creation-date>
    <dc:date>2025-07-18T16:21:35.710000000</dc:date>
    <meta:editing-duration>PT18M59S</meta:editing-duration>
    <meta:editing-cycles>1</meta:editing-cycles>
    <meta:document-statistic meta:table-count="1" meta:image-count="0" meta:object-count="0" meta:page-count="3" meta:paragraph-count="71" meta:word-count="579" meta:character-count="3074" meta:non-whitespace-character-count="2561"/>
    <meta:generator>Neat_Office/6.2.8.2$Windows_x86 LibreOffice_project/</meta:generator>
  </office:meta>
</office:document-meta>
</file>